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A0000031C841868E80716AE47.jpg" manifest:media-type="image/jpeg"/>
  <manifest:file-entry manifest:full-path="Pictures/10000000000003F90000017E4B014320B499AC4E.jpg" manifest:media-type="image/jpeg"/>
  <manifest:file-entry manifest:full-path="Pictures/10000000000003510000031A997021FF41C1D34B.jpg" manifest:media-type="image/jpeg"/>
  <manifest:file-entry manifest:full-path="Pictures/10000000000002F3000002D5EADEA60E6A00FE26.jpg" manifest:media-type="image/jpeg"/>
  <manifest:file-entry manifest:full-path="Pictures/10000000000005DB0000033FD4D37684BDB32AF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000000" draw:fill="none" fo:padding-top="0.16cm" fo:padding-bottom="0.16cm" fo:padding-left="0.285cm" fo:padding-right="0.285cm" draw:shadow="hidden"/>
    </style:style>
    <style:style style:name="gr2" style:family="graphic" style:parent-style-name="standard">
      <style:graphic-properties draw:stroke="none" draw:fill="none" draw:textarea-vertical-align="middle" fo:min-height="1.046cm" fo:min-width="2.54cm" fo:padding-top="0.102cm" fo:padding-bottom="0.102cm" fo:padding-left="0.102cm" fo:padding-right="0.102cm"/>
    </style:style>
    <style:style style:name="gr3" style:family="graphic" style:parent-style-name="standard">
      <style:graphic-properties draw:stroke="none" draw:fill="bitmap" style:repeat="stretch" draw:fill-image-ref-point="top-left" draw:shadow="hidden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bitmap" style:repeat="stretch" draw:fill-image-ref-point="top-lef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>
          <draw:path draw:style-name="gr1" draw:text-style-name="P1" draw:layer="layout" svg:width="1.485cm" svg:height="1.25cm" svg:x="-0.02cm" svg:y="9.349cm" svg:viewBox="0 0 1486 1251" svg:d="M1486 626c0 115-31 213-100 312-68 100-153 172-271 229-119 58-235 84-372 84s-253-26-371-84c-119-57-204-129-272-229-69-99-100-197-100-312 0-116 31-214 100-313 68-100 153-172 271-229 119-58 235-84 372-84s253 26 371 84c119 57 204 129 272 229 69 99 100 197 100 312z">
            <text:p/>
          </draw:path>
          <draw:frame draw:style-name="gr2" draw:text-style-name="P1" draw:layer="layout" svg:width="1.485cm" svg:height="1.25cm" svg:x="-0.02cm" svg:y="9.349cm">
            <draw:text-box>
              <text:p text:style-name="P2"><text:span text:style-name="T1">0 </text:span></text:p>
            </draw:text-box>
          </draw:frame>
        </draw:g>
        <draw:polygon draw:style-name="gr3" draw:text-style-name="P3" draw:layer="layout" svg:width="3.476cm" svg:height="4.119cm" svg:x="8.836cm" svg:y="12.13cm" svg:viewBox="0 0 3477 4120" draw:points="0,0 3477,0 3477,4120 0,4120">
          <text:p/>
        </draw:polygon>
        <draw:path draw:style-name="gr1" draw:text-style-name="P1" draw:layer="layout" svg:width="2.371cm" svg:height="2.159cm" svg:x="22.056cm" svg:y="8.424cm" svg:viewBox="0 0 2372 2160" svg:d="M2372 1080c0 199-50 368-159 540s-245 296-434 395c-189 100-375 145-593 145s-404-45-593-145c-189-99-325-223-434-395s-159-341-159-540c0-199 50-368 159-540s245-296 434-395c189-100 375-145 593-145s404 45 593 145c189 99 325 223 434 395s159 341 159 540z">
          <text:p/>
        </draw:path>
        <draw:frame draw:style-name="gr4" draw:text-style-name="P2" draw:layer="layout" svg:width="3.215cm" svg:height="4.519cm" svg:x="8.783cm" svg:y="3.589cm">
          <draw:image xlink:href="Pictures/10000000000002CA0000031C841868E80716AE47.jpg" xlink:type="simple" xlink:show="embed" xlink:actuate="onLoad" loext:mime-type="image/jpeg">
            <text:p/>
          </draw:image>
        </draw:frame>
        <draw:frame draw:style-name="gr4" draw:text-style-name="P2" draw:layer="layout" svg:width="3.884cm" svg:height="3.751cm" svg:x="8.382cm" svg:y="8.108cm">
          <draw:image xlink:href="Pictures/10000000000003510000031A997021FF41C1D34B.jpg" xlink:type="simple" xlink:show="embed" xlink:actuate="onLoad" loext:mime-type="image/jpeg">
            <text:p/>
          </draw:image>
        </draw:frame>
        <draw:line draw:style-name="gr1" draw:text-style-name="P1" draw:layer="layout" svg:x1="1.524cm" svg:y1="9.906cm" svg:x2="9.017cm" svg:y2="9.779cm">
          <text:p/>
        </draw:line>
        <draw:frame draw:style-name="gr4" draw:text-style-name="P2" draw:layer="layout" svg:width="4.018cm" svg:height="5.04cm" svg:x="8.516cm" svg:y="11.724cm">
          <draw:image xlink:href="Pictures/10000000000002F3000002D5EADEA60E6A00FE26.jpg" xlink:type="simple" xlink:show="embed" xlink:actuate="onLoad" loext:mime-type="image/jpeg">
            <text:p/>
          </draw:image>
        </draw:frame>
        <draw:frame draw:style-name="gr4" draw:text-style-name="P2" draw:layer="layout" svg:width="11.052cm" svg:height="4.953cm" svg:x="7.744cm" svg:y="16.891cm">
          <draw:image xlink:href="Pictures/10000000000005DB0000033FD4D37684BDB32AFC.jpg" xlink:type="simple" xlink:show="embed" xlink:actuate="onLoad" loext:mime-type="image/jpeg">
            <text:p/>
          </draw:image>
        </draw:frame>
        <draw:line draw:style-name="gr1" draw:text-style-name="P1" draw:layer="layout" svg:x1="1.143cm" svg:y1="10.541cm" svg:x2="8.763cm" svg:y2="19.05cm">
          <text:p/>
        </draw:line>
        <draw:line draw:style-name="gr1" draw:text-style-name="P1" draw:layer="layout" svg:x1="19.984cm" svg:y1="18.872cm" svg:x2="23.199cm" svg:y2="10.626cm">
          <text:p/>
        </draw:line>
        <draw:line draw:style-name="gr5" draw:text-style-name="P4" draw:layer="layout" svg:x1="8.763cm" svg:y1="19.05cm" svg:x2="8.875cm" svg:y2="19.19cm">
          <text:p/>
        </draw:line>
        <draw:line draw:style-name="gr5" draw:text-style-name="P4" draw:layer="layout" svg:x1="9.018cm" svg:y1="9.763cm" svg:x2="9.398cm" svg:y2="9.741cm">
          <text:p/>
        </draw:line>
        <draw:line draw:style-name="gr5" draw:text-style-name="P4" draw:layer="layout" svg:x1="21.844cm" svg:y1="9.398cm" svg:x2="22.098cm" svg:y2="9.398cm">
          <text:p/>
        </draw:line>
        <draw:line draw:style-name="gr5" draw:text-style-name="P4" draw:layer="layout" svg:x1="22.86cm" svg:y1="8.382cm" svg:x2="22.987cm" svg:y2="8.509cm">
          <text:p/>
        </draw:line>
        <draw:line draw:style-name="gr5" draw:text-style-name="P4" draw:layer="layout" svg:x1="23.148cm" svg:y1="10.795cm" svg:x2="23.241cm" svg:y2="10.527cm">
          <text:p/>
        </draw:line>
        <draw:frame draw:style-name="gr4" draw:text-style-name="P2" draw:layer="layout" svg:width="7.293cm" svg:height="3.344cm" svg:x="6.805cm" svg:y="0.086cm">
          <draw:image xlink:href="Pictures/10000000000003F90000017E4B014320B499AC4E.jpg" xlink:type="simple" xlink:show="embed" xlink:actuate="onLoad" loext:mime-type="image/jpeg">
            <text:p/>
          </draw:image>
        </draw:frame>
        <draw:line draw:style-name="gr1" draw:text-style-name="P1" draw:layer="layout" svg:x1="1.172cm" svg:y1="9.526cm" svg:x2="7.874cm" svg:y2="1.651cm">
          <text:p/>
        </draw:line>
        <draw:line draw:style-name="gr5" draw:text-style-name="P4" draw:layer="layout" svg:x1="7.874cm" svg:y1="1.651cm" svg:x2="8.001cm" svg:y2="1.524cm">
          <text:p/>
        </draw:line>
        <draw:line draw:style-name="gr1" draw:text-style-name="P1" draw:layer="layout" svg:x1="13.843cm" svg:y1="1.524cm" svg:x2="22.86cm" svg:y2="8.382cm">
          <text:p/>
        </draw:line>
        <draw:line draw:style-name="gr1" draw:text-style-name="P1" draw:layer="layout" svg:x1="11.811cm" svg:y1="9.398cm" svg:x2="21.844cm" svg:y2="9.3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8.448cm" fo:page-height="22.0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6-01T12:21:11.494000000</dc:date>
    <meta:creation-date>2021-05-31T20:33:02Z</meta:creation-date>
    <meta:generator>LibreOffice/6.1.2.1$Windows_X86_64 LibreOffice_project/65905a128db06ba48db947242809d14d3f9a93fe</meta:generator>
    <meta:editing-duration>PT1H26M43S</meta:editing-duration>
    <meta:editing-cycles>1</meta:editing-cycles>
    <meta:document-statistic meta:object-count="22"/>
  </office:meta>
</office:document-meta>
</file>